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f365" officeooo:paragraph-rsid="000a10ab"/>
    </style:style>
    <style:style style:name="P2" style:family="paragraph" style:parent-style-name="Standard">
      <style:text-properties fo:font-weight="bold" officeooo:rsid="0008f365" officeooo:paragraph-rsid="000a10ab" style:font-weight-asian="bold" style:font-weight-complex="bold"/>
    </style:style>
    <style:style style:name="P3" style:family="paragraph" style:parent-style-name="Standard">
      <style:text-properties officeooo:paragraph-rsid="000a10ab"/>
    </style:style>
    <style:style style:name="P4" style:family="paragraph" style:parent-style-name="Standard">
      <style:text-properties officeooo:rsid="000a10ab" officeooo:paragraph-rsid="000a10ab"/>
    </style:style>
    <style:style style:name="P5" style:family="paragraph" style:parent-style-name="Standard" style:list-style-name="L6">
      <style:text-properties officeooo:rsid="000a10ab" officeooo:paragraph-rsid="000a285a"/>
    </style:style>
    <style:style style:name="P6" style:family="paragraph" style:parent-style-name="Standard" style:list-style-name="L7">
      <style:text-properties officeooo:rsid="000a10ab" officeooo:paragraph-rsid="000a10ab"/>
    </style:style>
    <style:style style:name="P7" style:family="paragraph" style:parent-style-name="Standard">
      <style:text-properties officeooo:rsid="000a10ab" officeooo:paragraph-rsid="000a10ab"/>
    </style:style>
    <style:style style:name="P8" style:family="paragraph" style:parent-style-name="Standard" style:list-style-name="L2">
      <style:text-properties officeooo:rsid="0008f365" officeooo:paragraph-rsid="000a10ab"/>
    </style:style>
    <style:style style:name="P9" style:family="paragraph" style:parent-style-name="Standard" style:list-style-name="L5">
      <style:text-properties officeooo:rsid="0008f365" officeooo:paragraph-rsid="000a10ab"/>
    </style:style>
    <style:style style:name="P10" style:family="paragraph" style:parent-style-name="Standard">
      <style:text-properties officeooo:rsid="0008f365" officeooo:paragraph-rsid="000a10ab"/>
    </style:style>
    <style:style style:name="P11" style:family="paragraph" style:parent-style-name="Standard" style:list-style-name="L3">
      <style:text-properties officeooo:rsid="000a285a" officeooo:paragraph-rsid="000a285a"/>
    </style:style>
    <style:style style:name="P12" style:family="paragraph" style:parent-style-name="Standard" style:list-style-name="L5">
      <style:text-properties officeooo:rsid="000a285a" officeooo:paragraph-rsid="000a285a"/>
    </style:style>
    <style:style style:name="P13" style:family="paragraph" style:parent-style-name="Standard" style:list-style-name="L10">
      <style:text-properties officeooo:rsid="000a285a" officeooo:paragraph-rsid="000a285a"/>
    </style:style>
    <style:style style:name="P14" style:family="paragraph" style:parent-style-name="Standard" style:list-style-name="L6">
      <style:text-properties officeooo:rsid="000a285a" officeooo:paragraph-rsid="000a285a"/>
    </style:style>
    <style:style style:name="P15" style:family="paragraph" style:parent-style-name="Standard" style:list-style-name="L4">
      <style:text-properties officeooo:rsid="000bbcda" officeooo:paragraph-rsid="000bbcda"/>
    </style:style>
    <style:style style:name="P16" style:family="paragraph" style:parent-style-name="Standard" style:list-style-name="L9">
      <style:text-properties officeooo:rsid="000ca35d" officeooo:paragraph-rsid="000ca35d"/>
    </style:style>
    <style:style style:name="T1" style:family="text">
      <style:text-properties officeooo:rsid="0008f365"/>
    </style:style>
    <style:style style:name="T2" style:family="text">
      <style:text-properties officeooo:rsid="000d91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26</text:span>.02.2019</text:p>
      <text:p text:style-name="P1">Daily Scrum metting</text:p>
      <text:p text:style-name="P1"/>
      <text:p text:style-name="P1"/>
      <text:p text:style-name="P2">Allgemein</text:p>
      <text:p text:style-name="P1"/>
      <text:p text:style-name="P1">Getan:</text:p>
      <text:list xml:id="list1168582561" text:style-name="L9">
        <text:list-item>
          <text:p text:style-name="P16">gemeinsames testen der Applikationen </text:p>
        </text:list-item>
      </text:list>
      <text:list xml:id="list3041878072" text:style-name="L2">
        <text:list-header>
          <text:p text:style-name="P8"/>
        </text:list-header>
      </text:list>
      <text:p text:style-name="P2">Frontend</text:p>
      <text:p text:style-name="P1"/>
      <text:p text:style-name="P1">Getan:</text:p>
      <text:list xml:id="list3279219205" text:style-name="L3">
        <text:list-item>
          <text:p text:style-name="P11">REST API Anbin<text:span text:style-name="T2">d</text:span>ung READ und Update implementiert</text:p>
        </text:list-item>
        <text:list-item>
          <text:p text:style-name="P11">Login in die GUI eingebaut</text:p>
        </text:list-item>
      </text:list>
      <text:p text:style-name="P3"/>
      <text:p text:style-name="P4">Problem:</text:p>
      <text:list xml:id="list521451275" text:style-name="L4">
        <text:list-item>
          <text:p text:style-name="P15">asynchrones Responses der REST API hat Probleme verursacht, wurden aber erfolgreich gelöst</text:p>
        </text:list-item>
      </text:list>
      <text:p text:style-name="P3"/>
      <text:p text:style-name="P1">Ziele:</text:p>
      <text:list xml:id="list921610881" text:style-name="L5">
        <text:list-item>
          <text:p text:style-name="P12">Create und Delete Operationen ausführen</text:p>
          <text:p text:style-name="P9"/>
        </text:list-item>
      </text:list>
      <text:p text:style-name="P2">Backend</text:p>
      <text:p text:style-name="P1"/>
      <text:p text:style-name="P1">Getan:</text:p>
      <text:list xml:id="list926646192" text:style-name="L6">
        <text:list-item>
          <text:p text:style-name="P5">Security Features überarbeite<text:span text:style-name="T2">t</text:span></text:p>
        </text:list-item>
        <text:list-item>
          <text:p text:style-name="P14">Aufbau des Install Scripts festgelegt </text:p>
        </text:list-item>
      </text:list>
      <text:p text:style-name="P1"/>
      <text:p text:style-name="P1">Ziel:</text:p>
      <text:list xml:id="list1598335384" text:style-name="L7">
        <text:list-item>
          <text:p text:style-name="P6">Install Script schreiben</text:p>
        </text:list-item>
      </text:list>
      <text:p text:style-name="P4"/>
      <text:p text:style-name="P4">Probleme:</text:p>
      <text:list xml:id="list3225165098" text:style-name="L10">
        <text:list-item>
          <text:p text:style-name="P13">default Security Implementation von Spring boot hat in den ersten Versuchen nicht mit unseren gewünschten Permission System harmoniert, <text:s/>gelöst durch eine eigenen Implementation die die User Permissions prüft. Das ist jetzt nicht die eleganteste Umsetzung aber auch nicht die schlecht. ==&gt; <text:s/>Falls am Ende des Projektes noch Zeit bleibt kann das Permission System evtl. noch so implementiert werden, das die entsprechenden Spring Security Klassen überschrieben werden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1:34:34.035338900</meta:creation-date>
    <dc:date>2019-02-26T11:05:32.772842915</dc:date>
    <meta:editing-duration>PT20M38S</meta:editing-duration>
    <meta:editing-cycles>5</meta:editing-cycles>
    <meta:generator>LibreOffice/5.4.5.1$Linux_X86_64 LibreOffice_project/79c9829dd5d8054ec39a82dc51cd9eff340dbee8</meta:generator>
    <meta:document-statistic meta:table-count="0" meta:image-count="0" meta:object-count="0" meta:page-count="1" meta:paragraph-count="23" meta:word-count="135" meta:character-count="910" meta:non-whitespace-character-count="802"/>
  </office:meta>
</office:document-meta>
</file>